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arial1" svg:font-family="arial, 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fo:orphans="2" fo:widows="2"/>
      <style:text-properties fo:font-style="normal" style:text-underline-style="none" fo:font-weight="normal" style:font-style-asian="normal" style:font-weight-asian="normal" style:font-style-complex="normal" style:font-weight-complex="normal"/>
    </style:style>
    <style:style style:name="P2" style:family="paragraph" style:parent-style-name="Text_20_body">
      <style:paragraph-properties fo:text-align="justify" style:justify-single-word="false" fo:orphans="2" fo:widows="2"/>
      <style:text-properties fo:font-style="normal" style:text-underline-style="none" fo:font-weight="bold" style:font-style-asian="normal" style:font-weight-asian="bold" style:font-style-complex="normal" style:font-weight-complex="bold"/>
    </style:style>
    <style:style style:name="P3" style:family="paragraph" style:parent-style-name="Text_20_body">
      <style:paragraph-properties fo:text-align="start" style:justify-single-word="false" fo:orphans="2" fo:widows="2"/>
      <style:text-properties style:font-name="arial" fo:font-size="14pt" fo:font-style="normal" style:text-underline-style="none" fo:font-weight="bold" officeooo:paragraph-rsid="001925f9" style:font-size-asian="14pt" style:font-style-asian="normal" style:font-weight-asian="bold" style:font-size-complex="14pt" style:font-style-complex="normal" style:font-weight-complex="bold"/>
    </style:style>
    <style:style style:name="P4" style:family="paragraph" style:parent-style-name="Text_20_body">
      <style:paragraph-properties fo:text-align="start" style:justify-single-word="false" fo:orphans="2" fo:widows="2"/>
      <style:text-properties style:font-name="arial" fo:font-size="14pt" fo:font-style="normal" fo:font-weight="bold" officeooo:paragraph-rsid="0017fb4f" style:font-size-asian="14pt" style:font-weight-asian="bold" style:font-size-complex="14pt" style:font-weight-complex="bold"/>
    </style:style>
    <style:style style:name="P5"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normal" fo:background-color="transparent" style:font-style-asian="normal" style:font-weight-asian="normal" style:font-style-complex="normal" style:font-weight-complex="normal"/>
    </style:style>
    <style:style style:name="P6"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fo:background-color="transparent" style:font-style-asian="normal" style:font-weight-asian="normal" style:font-style-complex="normal" style:font-weight-complex="normal"/>
    </style:style>
    <style:style style:name="P7"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0abd3f" fo:background-color="transparent" style:font-style-asian="normal" style:font-weight-asian="normal" style:font-style-complex="normal" style:font-weight-complex="normal"/>
    </style:style>
    <style:style style:name="P8"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0c4804" fo:background-color="transparent" style:font-style-asian="normal" style:font-weight-asian="normal" style:font-style-complex="normal" style:font-weight-complex="normal"/>
    </style:style>
    <style:style style:name="P9"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1925f9" fo:background-color="transparent" style:font-style-asian="normal" style:font-weight-asian="normal" style:font-style-complex="normal" style:font-weight-complex="normal"/>
    </style:style>
    <style:style style:name="P10"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56e56" officeooo:paragraph-rsid="00156e56" fo:background-color="transparent" style:font-style-asian="normal" style:font-weight-asian="normal" style:font-style-complex="normal" style:font-weight-complex="normal"/>
    </style:style>
    <style:style style:name="P11"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34ad7" officeooo:paragraph-rsid="00134ad7" fo:background-color="transparent" style:font-style-asian="normal" style:font-weight-asian="normal" style:font-style-complex="normal" style:font-weight-complex="normal"/>
    </style:style>
    <style:style style:name="P12"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6cc56" officeooo:paragraph-rsid="0016cc56" fo:background-color="transparent" style:font-style-asian="normal" style:font-weight-asian="normal" style:font-style-complex="normal" style:font-weight-complex="normal"/>
    </style:style>
    <style:style style:name="P1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bold" fo:background-color="transparent" style:font-style-asian="normal" style:font-weight-asian="bold" style:font-style-complex="normal" style:font-weight-complex="bold"/>
    </style:style>
    <style:style style:name="P14"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0ea085" officeooo:paragraph-rsid="000ea085" fo:background-color="transparent" style:font-style-asian="normal" style:font-weight-asian="bold" style:font-style-complex="normal" style:font-weight-complex="bold"/>
    </style:style>
    <style:style style:name="P15"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fo:background-color="transparent" style:font-style-asian="normal" style:font-weight-asian="bold" style:font-style-complex="normal" style:font-weight-complex="bold"/>
    </style:style>
    <style:style style:name="P16"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56e56" fo:background-color="transparent" style:font-style-asian="normal" style:font-weight-asian="bold" style:font-style-complex="normal" style:font-weight-complex="bold"/>
    </style:style>
    <style:style style:name="P17"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21543" fo:background-color="transparent" style:font-style-asian="normal" style:font-weight-asian="bold" style:font-style-complex="normal" style:font-weight-complex="bold"/>
    </style:style>
    <style:style style:name="P18"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0abd3f" fo:background-color="transparent" style:font-style-asian="normal" style:font-weight-asian="bold" style:font-style-complex="normal" style:font-weight-complex="bold"/>
    </style:style>
    <style:style style:name="P19"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0d9dbc" fo:background-color="transparent" style:font-style-asian="normal" style:font-weight-asian="bold" style:font-style-complex="normal" style:font-weight-complex="bold"/>
    </style:style>
    <style:style style:name="P20"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6cc56" fo:background-color="transparent" style:font-style-asian="normal" style:font-weight-asian="bold" style:font-style-complex="normal" style:font-weight-complex="bold"/>
    </style:style>
    <style:style style:name="P21"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34ad7" officeooo:paragraph-rsid="00134ad7" fo:background-color="transparent" style:font-style-asian="normal" style:font-weight-asian="bold" style:font-style-complex="normal" style:font-weight-complex="bold"/>
    </style:style>
    <style:style style:name="P22"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0abd3f" fo:background-color="transparent" style:font-style-asian="normal" style:font-weight-asian="bold" style:font-style-complex="normal" style:font-weight-complex="bold"/>
    </style:style>
    <style:style style:name="P23" style:family="paragraph" style:parent-style-name="Text_20_body">
      <style:paragraph-properties fo:margin-top="0in" fo:margin-bottom="0in" fo:text-align="justify" style:justify-single-word="false" fo:orphans="2" fo:widows="2" style:writing-mode="lr-tb"/>
      <style:text-properties fo:font-style="normal" style:text-underline-style="none" fo:font-weight="bold" style:font-style-asian="normal" style:font-weight-asian="bold" style:font-style-complex="normal" style:font-weight-complex="bold"/>
    </style:style>
    <style:style style:name="P24" style:family="paragraph" style:parent-style-name="Text_20_body">
      <style:paragraph-properties fo:margin-top="0in" fo:margin-bottom="0in" fo:text-align="start" style:justify-single-word="false" fo:orphans="2" fo:widows="2" style:writing-mode="lr-tb"/>
      <style:text-properties style:font-name="arial" fo:font-size="14pt" fo:font-style="normal" style:text-underline-style="none" fo:font-weight="bold" officeooo:paragraph-rsid="0017fb4f" style:font-size-asian="14pt" style:font-style-asian="normal" style:font-weight-asian="bold" style:font-size-complex="14pt" style:font-style-complex="normal" style:font-weight-complex="bold"/>
    </style:style>
    <style:style style:name="P25"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rial1" fo:font-size="14pt" fo:letter-spacing="normal" fo:font-style="normal" fo:font-weight="normal" style:font-size-asian="14pt" style:font-size-complex="14pt"/>
    </style:style>
    <style:style style:name="P26" style:family="paragraph" style:parent-style-name="Standard">
      <style:paragraph-properties fo:margin-top="0in" fo:margin-bottom="0in" fo:text-align="justify" style:justify-single-word="false" fo:orphans="2" fo:widows="2" style:writing-mode="lr-tb"/>
      <style:text-properties fo:font-variant="normal" fo:text-transform="none" fo:color="#222222" style:font-name="arial1" fo:font-size="14pt" fo:letter-spacing="normal" fo:font-style="normal" style:text-underline-style="none" fo:font-weight="normal" officeooo:rsid="0017fb4f" officeooo:paragraph-rsid="0017fb4f" fo:background-color="transparent" style:font-size-asian="14pt" style:font-style-asian="normal" style:font-weight-asian="bold" style:font-size-complex="14pt" style:font-style-complex="normal" style:font-weight-complex="bold"/>
    </style:style>
    <style:style style:name="P27" style:family="paragraph" style:parent-style-name="Text_20_body">
      <style:paragraph-properties fo:margin-left="0in" fo:margin-right="0in" fo:margin-top="0in" fo:margin-bottom="0in" fo:text-align="center" style:justify-single-word="false" fo:orphans="2" fo:widows="2" fo:text-indent="0in" style:auto-text-indent="false" style:writing-mode="lr-tb"/>
      <style:text-properties fo:font-variant="normal" fo:text-transform="none" fo:color="#000000" style:font-name="Arial" fo:font-size="14.25pt" fo:letter-spacing="normal" fo:font-style="normal" style:text-underline-style="none" fo:font-weight="bold" officeooo:rsid="001925f9" officeooo:paragraph-rsid="001925f9" fo:background-color="transparent" style:font-style-asian="normal" style:font-weight-asian="bold" style:font-style-complex="normal" style:font-weight-complex="bold"/>
    </style:style>
    <style:style style:name="P28" style:family="paragraph" style:parent-style-name="Text_20_body">
      <style:paragraph-properties fo:text-align="start" style:justify-single-word="false" fo:orphans="2" fo:widows="2"/>
      <style:text-properties style:font-name="arial" fo:font-size="14pt" fo:font-style="normal" style:text-underline-style="none" fo:font-weight="bold" officeooo:paragraph-rsid="0017fb4f" style:font-size-asian="14pt" style:font-style-asian="normal" style:font-weight-asian="bold" style:font-size-complex="14pt" style:font-style-complex="normal" style:font-weight-complex="bold"/>
    </style:style>
    <style:style style:name="P29" style:family="paragraph" style:parent-style-name="Text_20_body">
      <style:paragraph-properties fo:text-align="start" style:justify-single-word="false" fo:orphans="2" fo:widows="2"/>
      <style:text-properties style:font-name="arial" fo:font-size="14pt" fo:font-style="normal" style:text-underline-style="none" fo:font-weight="bold" officeooo:rsid="0017fb4f" officeooo:paragraph-rsid="0017fb4f" style:font-size-asian="14pt" style:font-style-asian="normal" style:font-weight-asian="bold" style:font-size-complex="14pt" style:font-style-complex="normal" style:font-weight-complex="bold"/>
    </style:style>
    <style:style style:name="P30" style:family="paragraph" style:parent-style-name="Text_20_body">
      <style:paragraph-properties fo:text-align="start" style:justify-single-word="false" fo:orphans="2" fo:widows="2"/>
      <style:text-properties fo:font-variant="normal" fo:text-transform="none" fo:color="#000000" style:font-name="Arial" fo:font-size="14.25pt" fo:letter-spacing="normal" fo:font-style="normal" style:text-underline-style="none" fo:font-weight="bold" officeooo:rsid="0017fb4f" officeooo:paragraph-rsid="001925f9" fo:background-color="transparent" style:font-size-asian="14pt" style:font-style-asian="normal" style:font-weight-asian="bold" style:font-size-complex="14pt" style:font-style-complex="normal" style:font-weight-complex="bold"/>
    </style:style>
    <style:style style:name="P31" style:family="paragraph" style:parent-style-name="Text_20_body">
      <style:paragraph-properties fo:text-align="center" style:justify-single-word="false" fo:orphans="2" fo:widows="2"/>
      <style:text-properties fo:font-variant="normal" fo:text-transform="none" fo:color="#000000" style:font-name="Arial" fo:font-size="20pt" fo:letter-spacing="normal" fo:font-style="normal" style:text-underline-style="none" fo:font-weight="bold" officeooo:rsid="0017fb4f" officeooo:paragraph-rsid="001925f9" fo:background-color="transparent" style:font-size-asian="20pt" style:font-style-asian="normal" style:font-weight-asian="bold" style:font-size-complex="20pt" style:font-style-complex="normal" style:font-weight-complex="bold"/>
    </style:style>
    <style:style style:name="P32" style:family="paragraph" style:parent-style-name="Text_20_body">
      <style:paragraph-properties fo:text-align="justify" style:justify-single-word="false" fo:orphans="2" fo:widows="2"/>
      <style:text-properties fo:font-style="normal" style:text-underline-style="none" fo:font-weight="normal" style:font-style-asian="normal" style:font-weight-asian="normal" style:font-style-complex="normal" style:font-weight-complex="normal"/>
    </style:style>
    <style:style style:name="P33"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7fb4f" officeooo:paragraph-rsid="0017fb4f" fo:background-color="transparent" style:font-style-asian="normal" style:font-weight-asian="bold" style:font-style-complex="normal" style:font-weight-complex="bold"/>
    </style:style>
    <style:style style:name="P34"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7fb4f" officeooo:paragraph-rsid="00226ba1" fo:background-color="transparent" style:font-style-asian="normal" style:font-weight-asian="bold" style:font-style-complex="normal" style:font-weight-complex="bold"/>
    </style:style>
    <style:style style:name="P35"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7fb4f" officeooo:paragraph-rsid="0022ab88" fo:background-color="transparent" style:font-style-asian="normal" style:font-weight-asian="bold" style:font-style-complex="normal" style:font-weight-complex="bold"/>
    </style:style>
    <style:style style:name="P36"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7fb4f" officeooo:paragraph-rsid="0017fb4f" fo:background-color="transparent" style:font-style-asian="normal" style:font-weight-asian="bold" style:font-style-complex="normal" style:font-weight-complex="bold"/>
    </style:style>
    <style:style style:name="P37" style:family="paragraph" style:parent-style-name="Text_20_body">
      <style:paragraph-properties fo:margin-top="0in" fo:margin-bottom="0in" fo:orphans="2" fo:widows="2" style:writing-mode="lr-tb"/>
      <style:text-properties fo:font-variant="normal" fo:text-transform="none" fo:color="#000000" style:font-name="Arial" fo:font-size="14.25pt" fo:letter-spacing="normal" fo:font-style="normal" style:text-underline-style="none" fo:font-weight="bold" officeooo:rsid="0017fb4f" officeooo:paragraph-rsid="0017fb4f" fo:background-color="transparent" style:font-style-asian="normal" style:font-weight-asian="bold" style:font-style-complex="normal" style:font-weight-complex="bold"/>
    </style:style>
    <style:style style:name="P38"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7fb4f" officeooo:paragraph-rsid="0022ab88" fo:background-color="transparent" style:font-style-asian="normal" style:font-weight-asian="bold" style:font-style-complex="normal" style:font-weight-complex="bold"/>
    </style:style>
    <style:style style:name="P3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7fb4f" officeooo:paragraph-rsid="0023a5b2" fo:background-color="transparent" style:font-style-asian="normal" style:font-weight-asian="bold" style:font-style-complex="normal" style:font-weight-complex="bold"/>
    </style:style>
    <style:style style:name="P40"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fo:background-color="transparent" style:font-style-asian="normal" style:font-weight-asian="bold" style:font-style-complex="normal" style:font-weight-complex="bold"/>
    </style:style>
    <style:style style:name="P41"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b2b03" fo:background-color="transparent" style:font-style-asian="normal" style:font-weight-asian="bold" style:font-style-complex="normal" style:font-weight-complex="bold"/>
    </style:style>
    <style:style style:name="P42"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c3fc1" fo:background-color="transparent" style:font-style-asian="normal" style:font-weight-asian="bold" style:font-style-complex="normal" style:font-weight-complex="bold"/>
    </style:style>
    <style:style style:name="P43"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200991" fo:background-color="transparent" style:font-style-asian="normal" style:font-weight-asian="bold" style:font-style-complex="normal" style:font-weight-complex="bold"/>
    </style:style>
    <style:style style:name="P44"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21543" fo:background-color="transparent" style:font-style-asian="normal" style:font-weight-asian="bold" style:font-style-complex="normal" style:font-weight-complex="bold"/>
    </style:style>
    <style:style style:name="P45"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b2b03" fo:background-color="transparent" style:font-style-asian="normal" style:font-weight-asian="bold" style:font-style-complex="normal" style:font-weight-complex="bold"/>
    </style:style>
    <style:style style:name="P46"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4abc9" officeooo:paragraph-rsid="001c3fc1" fo:background-color="transparent" style:font-style-asian="normal" style:font-weight-asian="bold" style:font-style-complex="normal" style:font-weight-complex="bold"/>
    </style:style>
    <style:style style:name="P47"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4abc9" officeooo:paragraph-rsid="001cea1a" fo:background-color="transparent" style:font-style-asian="normal" style:font-weight-asian="bold" style:font-style-complex="normal" style:font-weight-complex="bold"/>
    </style:style>
    <style:style style:name="P48"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4abc9" officeooo:paragraph-rsid="001dedf3" fo:background-color="transparent" style:font-style-asian="normal" style:font-weight-asian="bold" style:font-style-complex="normal" style:font-weight-complex="bold"/>
    </style:style>
    <style:style style:name="P49"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4abc9" officeooo:paragraph-rsid="00200991" fo:background-color="transparent" style:font-style-asian="normal" style:font-weight-asian="bold" style:font-style-complex="normal" style:font-weight-complex="bold"/>
    </style:style>
    <style:style style:name="P50"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7fb4f" officeooo:paragraph-rsid="0017fb4f" fo:background-color="transparent" style:font-style-asian="normal" style:font-weight-asian="normal" style:font-style-complex="normal" style:font-weight-complex="normal"/>
    </style:style>
    <style:style style:name="P51"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7fb4f" officeooo:paragraph-rsid="0023a5b2" fo:background-color="transparent" style:font-style-asian="normal" style:font-weight-asian="normal" style:font-style-complex="normal" style:font-weight-complex="normal"/>
    </style:style>
    <style:style style:name="P5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7fb4f" officeooo:paragraph-rsid="0022ab88" fo:background-color="transparent" style:font-style-asian="normal" style:font-weight-asian="normal" style:font-style-complex="normal" style:font-weight-complex="normal"/>
    </style:style>
    <style:style style:name="P5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7fb4f" officeooo:paragraph-rsid="0023a5b2" fo:background-color="transparent" style:font-style-asian="normal" style:font-weight-asian="normal" style:font-style-complex="normal" style:font-weight-complex="normal"/>
    </style:style>
    <style:style style:name="P54"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1b2b03" fo:background-color="transparent" style:font-style-asian="normal" style:font-weight-asian="normal" style:font-style-complex="normal" style:font-weight-complex="normal"/>
    </style:style>
    <style:style style:name="P56"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1c3fc1" fo:background-color="transparent" style:font-style-asian="normal" style:font-weight-asian="normal" style:font-style-complex="normal" style:font-weight-complex="normal"/>
    </style:style>
    <style:style style:name="P57"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200991" fo:background-color="transparent" style:font-style-asian="normal" style:font-weight-asian="normal" style:font-style-complex="normal" style:font-weight-complex="normal"/>
    </style:style>
    <style:style style:name="P58"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0d9dbc" fo:background-color="transparent" style:font-style-asian="normal" style:font-weight-asian="normal" style:font-style-complex="normal" style:font-weight-complex="normal"/>
    </style:style>
    <style:style style:name="P59"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4abc9" officeooo:paragraph-rsid="001c3fc1" fo:background-color="transparent" style:font-style-asian="normal" style:font-weight-asian="normal" style:font-style-complex="normal" style:font-weight-complex="normal"/>
    </style:style>
    <style:style style:name="P60"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4abc9" officeooo:paragraph-rsid="001cea1a" fo:background-color="transparent" style:font-style-asian="normal" style:font-weight-asian="normal" style:font-style-complex="normal" style:font-weight-complex="normal"/>
    </style:style>
    <style:style style:name="P61"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4abc9" officeooo:paragraph-rsid="001e722b" fo:background-color="transparent" style:font-style-asian="normal" style:font-weight-asian="normal" style:font-style-complex="normal" style:font-weight-complex="normal"/>
    </style:style>
    <style:style style:name="P62"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4abc9" officeooo:paragraph-rsid="00200991" fo:background-color="transparent" style:font-style-asian="normal" style:font-weight-asian="normal" style:font-style-complex="normal" style:font-weight-complex="normal"/>
    </style:style>
    <style:style style:name="P6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pt" fo:letter-spacing="normal" fo:font-style="normal" style:text-underline-style="none" fo:font-weight="bold" officeooo:rsid="0017fb4f" officeooo:paragraph-rsid="0017fb4f" fo:background-color="transparent" style:font-size-asian="12.25pt" style:font-style-asian="normal" style:font-weight-asian="bold" style:font-size-complex="14pt" style:font-style-complex="normal" style:font-weight-complex="bold"/>
    </style:style>
    <style:style style:name="P64" style:family="paragraph" style:parent-style-name="Text_20_body">
      <style:paragraph-properties fo:margin-top="0in" fo:margin-bottom="0in" fo:text-align="justify" style:justify-single-word="false" fo:orphans="2" fo:widows="2" style:writing-mode="lr-tb"/>
      <style:text-properties fo:font-style="normal" style:text-underline-style="none" fo:font-weight="bold" style:font-style-asian="normal" style:font-weight-asian="bold" style:font-style-complex="normal" style:font-weight-complex="bold"/>
    </style:style>
    <style:style style:name="P65" style:family="paragraph" style:parent-style-name="Text_20_body">
      <style:paragraph-properties fo:margin-top="0in" fo:margin-bottom="0in" fo:text-align="justify" style:justify-single-word="false" fo:orphans="2" fo:widows="2" style:writing-mode="lr-tb"/>
      <style:text-properties fo:font-style="normal" style:text-underline-style="none" fo:font-weight="bold" officeooo:paragraph-rsid="001b2b03" style:font-style-asian="normal" style:font-weight-asian="bold" style:font-style-complex="normal" style:font-weight-complex="bold"/>
    </style:style>
    <style:style style:name="P66" style:family="paragraph" style:parent-style-name="Text_20_body">
      <style:paragraph-properties fo:margin-top="0in" fo:margin-bottom="0in" fo:text-align="justify" style:justify-single-word="false" fo:orphans="2" fo:widows="2" fo:padding="0.0291in" fo:border-left="none" fo:border-right="none" fo:border-top="none" fo:border-bottom="0.0138in solid #000000" style:writing-mode="lr-tb" style:join-border="false"/>
      <style:text-properties fo:font-variant="normal" fo:text-transform="none" fo:color="#000000" style:font-name="Arial" fo:font-size="14.25pt" fo:letter-spacing="normal" fo:font-style="normal" style:text-underline-style="none" fo:font-weight="bold" officeooo:rsid="0017fb4f" officeooo:paragraph-rsid="0017fb4f" fo:background-color="transparent" style:font-style-asian="normal" style:font-weight-asian="bold" style:font-style-complex="normal" style:font-weight-complex="bold"/>
    </style:style>
    <style:style style:name="P67" style:family="paragraph" style:parent-style-name="Text_20_body">
      <style:paragraph-properties fo:margin-top="0in" fo:margin-bottom="0in" fo:orphans="2" fo:widows="2" fo:padding="0.0291in" fo:border-left="none" fo:border-right="none" fo:border-top="none" fo:border-bottom="0.0138in solid #000000" style:writing-mode="lr-tb" style:join-border="false"/>
      <style:text-properties fo:font-variant="normal" fo:text-transform="none" fo:color="#000000" style:font-name="Arial" fo:font-size="14.25pt" fo:letter-spacing="normal" fo:font-style="normal" style:text-underline-style="none" fo:font-weight="normal" officeooo:paragraph-rsid="0017fb4f" fo:background-color="transparent" style:font-style-asian="normal" style:font-weight-asian="normal" style:font-style-complex="normal" style:font-weight-complex="normal"/>
    </style:style>
    <style:style style:name="T1" style:family="text">
      <style:text-properties fo:font-variant="normal" fo:text-transform="none"/>
    </style:style>
    <style:style style:name="T2" style:family="text">
      <style:text-properties fo:font-variant="normal" fo:text-transform="none" fo:color="#000000" style:font-name="Arial" fo:font-size="14.25pt" fo:letter-spacing="normal" fo:background-color="transparent"/>
    </style:style>
    <style:style style:name="T3" style:family="text">
      <style:text-properties fo:font-variant="normal" fo:text-transform="none" fo:color="#000000" style:font-name="Arial" fo:font-size="14.25pt" fo:letter-spacing="normal" officeooo:rsid="00156e56" fo:background-color="transparent"/>
    </style:style>
    <style:style style:name="T4" style:family="text">
      <style:text-properties fo:font-variant="normal" fo:text-transform="none" fo:color="#000000" fo:letter-spacing="normal" fo:background-color="transparent"/>
    </style:style>
    <style:style style:name="T5" style:family="text">
      <style:text-properties fo:font-variant="normal" fo:text-transform="none" fo:color="#000000" fo:letter-spacing="normal" officeooo:rsid="0017fb4f"/>
    </style:style>
    <style:style style:name="T6" style:family="text">
      <style:text-properties fo:font-variant="normal" fo:text-transform="none" fo:color="#000000" fo:letter-spacing="normal" style:text-underline-style="none" officeooo:rsid="0017fb4f" style:font-style-asian="normal" style:font-style-complex="normal"/>
    </style:style>
    <style:style style:name="T7" style:family="text">
      <style:text-properties officeooo:rsid="000abd3f"/>
    </style:style>
    <style:style style:name="T8" style:family="text">
      <style:text-properties officeooo:rsid="000c4804"/>
    </style:style>
    <style:style style:name="T9" style:family="text">
      <style:text-properties officeooo:rsid="000d9dbc"/>
    </style:style>
    <style:style style:name="T10" style:family="text">
      <style:text-properties officeooo:rsid="000f3f97"/>
    </style:style>
    <style:style style:name="T11" style:family="text">
      <style:text-properties officeooo:rsid="000fa52e"/>
    </style:style>
    <style:style style:name="T12" style:family="text">
      <style:text-properties officeooo:rsid="001121a9"/>
    </style:style>
    <style:style style:name="T13" style:family="text">
      <style:text-properties officeooo:rsid="00121543"/>
    </style:style>
    <style:style style:name="T14" style:family="text">
      <style:text-properties officeooo:rsid="0014abc9"/>
    </style:style>
    <style:style style:name="T15" style:family="text">
      <style:text-properties style:font-name="arial"/>
    </style:style>
    <style:style style:name="T16" style:family="text">
      <style:text-properties style:font-name="arial" fo:font-size="14pt" style:font-size-asian="14pt" style:font-size-complex="14pt"/>
    </style:style>
    <style:style style:name="T17" style:family="text">
      <style:text-properties officeooo:rsid="00156808"/>
    </style:style>
    <style:style style:name="T18" style:family="text">
      <style:text-properties officeooo:rsid="00156e56"/>
    </style:style>
    <style:style style:name="T19" style:family="text">
      <style:text-properties officeooo:rsid="00169d19"/>
    </style:style>
    <style:style style:name="T20" style:family="text">
      <style:text-properties officeooo:rsid="0016cc56"/>
    </style:style>
    <style:style style:name="T21" style:family="text">
      <style:text-properties officeooo:rsid="0017fb4f"/>
    </style:style>
    <style:style style:name="T22" style:family="text">
      <style:text-properties style:text-underline-style="none" officeooo:rsid="0017fb4f" style:font-style-asian="normal" style:font-style-complex="normal"/>
    </style:style>
    <style:style style:name="T23" style:family="text">
      <style:text-properties fo:font-size="14pt"/>
    </style:style>
    <style:style style:name="T24" style:family="text">
      <style:text-properties style:font-size-asian="14pt"/>
    </style:style>
    <style:style style:name="T25" style:family="text">
      <style:text-properties style:font-size-complex="14pt"/>
    </style:style>
    <style:style style:name="T26" style:family="text">
      <style:text-properties fo:font-weight="normal" officeooo:rsid="001b2b03" style:font-weight-asian="normal" style:font-weight-complex="normal"/>
    </style:style>
    <style:style style:name="T27" style:family="text">
      <style:text-properties fo:font-weight="normal" officeooo:rsid="0022ab88" style:font-weight-asian="normal" style:font-weight-complex="normal"/>
    </style:style>
    <style:style style:name="T28" style:family="text">
      <style:text-properties officeooo:rsid="001b2b03"/>
    </style:style>
    <style:style style:name="T29" style:family="text">
      <style:text-properties officeooo:rsid="001c3fc1"/>
    </style:style>
    <style:style style:name="T30" style:family="text">
      <style:text-properties officeooo:rsid="001cea1a"/>
    </style:style>
    <style:style style:name="T31" style:family="text">
      <style:text-properties fo:color="#000000"/>
    </style:style>
    <style:style style:name="T32" style:family="text">
      <style:text-properties style:font-name="Arial"/>
    </style:style>
    <style:style style:name="T33" style:family="text">
      <style:text-properties fo:font-size="14.25pt"/>
    </style:style>
    <style:style style:name="T34" style:family="text">
      <style:text-properties fo:letter-spacing="normal"/>
    </style:style>
    <style:style style:name="T35" style:family="text">
      <style:text-properties fo:background-color="transparent"/>
    </style:style>
    <style:style style:name="T36" style:family="text">
      <style:text-properties officeooo:rsid="001dedf3"/>
    </style:style>
    <style:style style:name="T37" style:family="text">
      <style:text-properties officeooo:rsid="001e722b"/>
    </style:style>
    <style:style style:name="T38" style:family="text">
      <style:text-properties officeooo:rsid="00200991"/>
    </style:style>
    <style:style style:name="T39" style:family="text">
      <style:text-properties officeooo:rsid="00226ba1"/>
    </style:style>
    <style:style style:name="T40" style:family="text">
      <style:text-properties officeooo:rsid="0022ab88"/>
    </style:style>
    <style:style style:name="T41" style:family="text">
      <style:text-properties officeooo:rsid="0023a5b2"/>
    </style:style>
    <style:style style:name="fr1" style:family="graphic" style:parent-style-name="Graphics">
      <style:graphic-properties fo:margin-left="0in" fo:margin-right="0in" fo:margin-top="0in" fo:margin-bottom="0in" style:vertical-pos="from-top"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aracas, <text:span text:style-name="T28">01</text:span> de <text:span text:style-name="T28">Abril</text:span> de 2013</text:p>
      <text:p text:style-name="P28"><text:s text:c="3"/></text:p>
      <text:p text:style-name="P3"><text:span text:style-name="T21"><text:s text:c="44"/></text:span><text:span text:style-name="T21"><draw:frame draw:style-name="fr1" draw:name="graphics1" text:anchor-type="as-char" svg:y="-3.0201in" svg:width="1.9689in" svg:height="1.3744in" draw:z-index="0"><draw:image xlink:href="http://www.usb.ve/conocer/corporativa/archivos/logos/logo/logo.png" xlink:type="simple" xlink:show="embed" xlink:actuate="onLoad"/></draw:frame></text:span></text:p>
      <text:p text:style-name="P30"/>
      <text:p text:style-name="P31">INFORME CLUE-USB</text:p>
      <text:p text:style-name="P29"/>
      <text:p text:style-name="P29"/>
      <text:p text:style-name="P29"/>
      <text:p text:style-name="P29"/>
      <text:p text:style-name="P29"/>
      <text:p text:style-name="P29"/>
      <text:p text:style-name="P29"/>
      <text:p text:style-name="P29"/>
      <text:p text:style-name="P29"/>
      <text:p text:style-name="P29">INTEGRANTES</text:p>
      <text:p text:style-name="P29"/>
      <text:p text:style-name="P29">Jose Pascarella. </text:p>
      <text:p text:style-name="P29">Carntet: 11-10743.</text:p>
      <text:p text:style-name="P29"/>
      <text:p text:style-name="P4"><text:span text:style-name="T22">Jose Pe</text:span><text:span text:style-name="T5">ñ</text:span><text:span text:style-name="T6">a.</text:span></text:p>
      <text:p text:style-name="P24"><text:span text:style-name="T21">Carntet: </text:span><text:span text:style-name="T5">11-10775.</text:span></text:p>
      <text:p text:style-name="P33"><text:soft-page-break/>INTRODUCCION</text:p>
      <text:p text:style-name="P5"/>
      <text:p text:style-name="P9"><text:tab/></text:p>
      <text:p text:style-name="P9"><text:tab/>El programa CLUE-USB se trata de un juego elaborado en el lenguaje de programacion pascal. En este juego, un usuario prueba su habilidad como detective al tratar de decifrar quien asesino al Senor Black, donde y con que arma.</text:p>
      <text:p text:style-name="P1"/>
      <text:p text:style-name="P6"><text:tab/>Se modela el juego usando un tablero 5x5 que contiene 9 habitaciones posibles en el cual se mueven el usuario y las computadoras. Los jugadores deben moverse de habitacion en habitacion haciendo sospechas que los proveen de informacion para resolver el crimen. Luego de que alguno cree conocer los hechos, puede realizar una acusacion en la que el detective se juega su estadia en la partida: si acierta, la gloria estara con el, pero si falla, es despedido, su vida se sume a la desdicha y los demas detectives pueden usar su fallo para acercarse mas a la meta.</text:p>
      <text:p text:style-name="P1"/>
      <text:p text:style-name="P63"/>
      <text:p text:style-name="P50"/>
      <text:p text:style-name="P13"/>
      <text:p text:style-name="P13"/>
      <text:p text:style-name="P13"/>
      <text:p text:style-name="P13"/>
      <text:p text:style-name="P13"/>
      <text:p text:style-name="P13"/>
      <text:p text:style-name="P13"/>
      <text:p text:style-name="P13"/>
      <text:p text:style-name="P1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text:span text:style-name="T39">IMPLEMENTACION DE LA INTELIGENCIA</text:span></text:p>
      <text:p text:style-name="P36"/>
      <text:p text:style-name="P36"/>
      <text:p text:style-name="P26"><text:tab/>Para lograr la inteligencia de las computadoras en el juego se implementó un sistema de descarte, donde elaboramos un arreglo por cada tipo de carta (<text:span text:style-name="T39">a</text:span>rma, personaje ó habitación) y con este sistema de descarte intercambiábamos las posiciones de las cartas descartadas hacia la última posición de cada arreglo. Así mismo creamos un contador por cada arreglo que nos permite distinguir entre las cartas descartadas y no descartadas.</text:p>
      <text:p text:style-name="P25"/>
      <text:p text:style-name="P25"><text:tab/>Cuando se reparten las cartas, cada vez que se le asigna a un jugador una carta, esta es descartada, posicionada en la última posición del arreglo y el contador de descartadas aumenta.</text:p>
      <text:p text:style-name="P25"/>
      <text:p text:style-name="P25"><text:tab/>Cuando la computadora sospecha, ella hace un aleatorio de las cartas no descartadas, omitiendo las descartadas. Esta sospecha va a intentan coincidir con alguna de las cartas de la mano de algún jugador, si la coincidencia es con las cartas que posee el usuario, este debe elegir cual mostrar para que la computadora pueda descartarlo. Para el otro caso, si una sospecha coincidió con al menos dos cartas de una computadora, esta va a hacer un aleatorio para ver cual mostrará para ser descartada; en el caso de una sola carta, esta va a ser descartada automáticament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text:soft-page-break/><text:span text:style-name="T40">TIPOS DE DATOS</text:span></text:p>
      <text:p text:style-name="P35"><text:span text:style-name="T40"/></text:p>
      <text:p text:style-name="P38"><text:span text:style-name="T40"><text:s text:c="4"/>pha = </text:span><text:span text:style-name="T27">(SenioraBlanco, SeniorVerde, SenioraCeleste, ProfesorCiruela,</text:span></text:p>
      <text:p text:style-name="P52"><text:span text:style-name="T40"><text:s text:c="4"/>SenioritaEscarlata, CoronelMostaza, Biblioteca, Cocina, Comedor,</text:span></text:p>
      <text:p text:style-name="P52"><text:span text:style-name="T40"><text:s text:c="4"/>Estudio, Vestibulo, Salon, Invernadero, SalaDeBaile, SalaDeBillar,</text:span></text:p>
      <text:p text:style-name="P52"><text:span text:style-name="T40"><text:s text:c="4"/>Candelabro, Cuchillo, Cuerda, LlaveInglesa, Revolver, Tubo)</text:span></text:p>
      <text:p text:style-name="P39"><text:span text:style-name="T27"><text:tab/></text:span></text:p>
      <text:p text:style-name="P39"><text:span text:style-name="T27"><text:tab/>pha es un tipo numerado que contiene todas las cartas del juego </text:span><text:span text:style-name="T40"><text:s/>. <text:s/></text:span></text:p>
      <text:p text:style-name="P38"><text:span text:style-name="T40"/></text:p>
      <text:p text:style-name="P38"><text:span text:style-name="T40"><text:s text:c="4"/>p = </text:span><text:span text:style-name="T27">SenioraBlanco..CoronelMostaza</text:span></text:p>
      <text:p text:style-name="P38"><text:span text:style-name="T40"><text:tab/></text:span><text:span text:style-name="T27">p es un subrango que contiene solo los personajes.</text:span></text:p>
      <text:p text:style-name="P38"><text:span text:style-name="T27"/></text:p>
      <text:p text:style-name="P38"><text:span text:style-name="T40"><text:s text:c="4"/>h = </text:span><text:span text:style-name="T27">Biblioteca..SalaDeBillar</text:span></text:p>
      <text:p text:style-name="P38"><text:span text:style-name="T40"><text:tab/></text:span><text:span text:style-name="T27">h es un subrango que contiene solo los personajes.</text:span></text:p>
      <text:p text:style-name="P38"><text:span text:style-name="T27"/></text:p>
      <text:p text:style-name="P38"><text:span text:style-name="T40"><text:s text:c="4"/>a = </text:span><text:span text:style-name="T27">Candelabro..Tubo</text:span></text:p>
      <text:p text:style-name="P52"><text:span text:style-name="T40"><text:tab/>a es un subrango que contiene solo los personajes.</text:span></text:p>
      <text:p text:style-name="P38"><text:span text:style-name="T40"><text:s text:c="4"/></text:span></text:p>
      <text:p text:style-name="P38"><text:span text:style-name="T40"><text:s text:c="4"/>lugar</text:span><text:span text:style-name="T27"> </text:span></text:p>
      <text:p text:style-name="P51"><text:span text:style-name="T41"><text:tab/>Lugar es un tipo para las habitaciones que contine sus coordenadas y nombre.</text:span></text:p>
      <text:p text:style-name="P38"><text:span text:style-name="T40"><text:s text:c="7"/></text:span></text:p>
      <text:p text:style-name="P38"><text:span text:style-name="T40"><text:s text:c="4"/>sbr</text:span></text:p>
      <text:p text:style-name="P53"><text:span text:style-name="T41"><text:tab/>Sbr es un tipo para las variables que contienen un personaje, un arma y un personaje. Por ejemplo: un sobre.</text:span></text:p>
      <text:p text:style-name="P38"><text:span text:style-name="T40"/></text:p>
      <text:p text:style-name="P38"><text:span text:style-name="T40"><text:s text:c="4"/>contadores </text:span></text:p>
      <text:p text:style-name="P53"><text:span text:style-name="T41"><text:tab/>Contadores es un tipo para contar las cartas decartadas de cada jugador asi como su numero de cartas.</text:span></text:p>
      <text:p text:style-name="P38"><text:span text:style-name="T40"><text:s text:c="4"/></text:span></text:p>
      <text:p text:style-name="P38"><text:span text:style-name="T40"><text:s text:c="4"/>lista_cartas </text:span></text:p>
      <text:p text:style-name="P51"><text:span text:style-name="T41"><text:tab/>Este tipo forma tres arreglos para armas descartas y no descartas; personajes descartados y no descartados como para las habitaciones</text:span></text:p>
      <text:p text:style-name="P38"><text:span text:style-name="T40"/></text:p>
      <text:p text:style-name="P38"><text:span text:style-name="T40"><text:s text:c="4"/>usuario </text:span></text:p>
      <text:p text:style-name="P51"><text:span text:style-name="T41"><text:tab/>Usuario es un tipo para todos los usuarios que contiene todas las caracteristicas de jugadores ya sean computadoras o humanos.</text:span></text:p>
      <text:p text:style-name="P33"/>
      <text:p text:style-name="P33"/>
      <text:p text:style-name="P33"/>
      <text:p text:style-name="P33"/>
      <text:p text:style-name="P33"><text:soft-page-break/>PROCEDIMIENTOS Y FUNCIONES</text:p>
      <text:p text:style-name="P13"/>
      <text:p text:style-name="P13"/>
      <text:p text:style-name="P50">Este informe explica las funciones y procedimientos de la siguiente forma:</text:p>
      <text:p text:style-name="P66"/>
      <text:p text:style-name="P37"/>
      <text:p text:style-name="P37">Accion para el programa <text:span text:style-name="T28">(</text:span><text:span text:style-name="T26">nombre en la carta estructurada</text:span><text:span text:style-name="T28">)</text:span>→ Nombre de la Funcion <text:span text:style-name="T28">(</text:span><text:span text:style-name="T26">nombre en el programa</text:span><text:span text:style-name="T28">) </text:span></text:p>
      <text:p text:style-name="P67"><text:span text:style-name="T21">Descripcion breve</text:span></text:p>
      <text:p text:style-name="P45"/>
      <text:p text:style-name="P15">Introduccion → Introduccion</text:p>
      <text:p text:style-name="P6">Este procedimiento da un mensaje de bienvenida al jugador y le explica las reglas del juego.</text:p>
      <text:p text:style-name="P1"/>
      <text:p text:style-name="P41"><text:span text:style-name="T28">Instrucciones</text:span> → <text:span text:style-name="T28">Instrucciones</text:span></text:p>
      <text:p text:style-name="P55"><text:span text:style-name="T28">Este procedimiento muestra las instrucciones del juego al usuario.</text:span></text:p>
      <text:p text:style-name="P55"><text:span text:style-name="T28"/></text:p>
      <text:p text:style-name="P41"><text:span text:style-name="T29">Tablero</text:span> → <text:span text:style-name="T29">TableroClue</text:span></text:p>
      <text:p text:style-name="P55"><text:span text:style-name="T28">Este procedimiento muestra </text:span><text:span text:style-name="T29">el tablero de juego para que el usuario tenga una idea de como son los movimientos en cada turno.</text:span></text:p>
      <text:p text:style-name="P55"><text:span text:style-name="T28"/></text:p>
      <text:p text:style-name="P42"><text:span text:style-name="T29">Bienvenida</text:span> → <text:span text:style-name="T29">Bienvenida</text:span></text:p>
      <text:p text:style-name="P56"><text:span text:style-name="T28">Este procedimiento muestra</text:span><text:span text:style-name="T29"> un mensaje de bienvenida al usuario con un ascii art con el nombre del titulo.</text:span></text:p>
      <text:p text:style-name="P56"><text:span text:style-name="T29"/></text:p>
      <text:p text:style-name="P42"><text:span text:style-name="T28">Instrucciones</text:span> → <text:span text:style-name="T28">Instrucciones</text:span></text:p>
      <text:p text:style-name="P56"><text:span text:style-name="T28">Este procedimiento muestra las instrucciones del juego al usuario.</text:span></text:p>
      <text:p text:style-name="P1"/>
      <text:p text:style-name="P65">Lectura Robusta<text:span text:style-name="T2"> → </text:span>LecturaRobusta</text:p>
      <text:p text:style-name="P55"><text:span text:style-name="T28">Procedimiento que permite leer entradas del usuario evitando los errores de ejecucion.</text:span></text:p>
      <text:p text:style-name="P15"/>
      <text:p text:style-name="P15">Inicializa →Inicializa</text:p>
      <text:p text:style-name="P55"><text:span text:style-name="T28">Procedimiento que inicializa todas las variables del Juego.</text:span></text:p>
      <text:p text:style-name="P55"><text:span text:style-name="T28"/></text:p>
      <text:p text:style-name="P42"><text:span text:style-name="T29">Cargar</text:span> → <text:span text:style-name="T29">Cargar</text:span></text:p>
      <text:p text:style-name="P56"><text:span text:style-name="T29">Procedimiento que carga una partida guardada asignando a las variables principales los valores leidos desde un archivo.</text:span></text:p>
      <text:p text:style-name="P55"><text:span text:style-name="T28"/></text:p>
      <text:p text:style-name="P42"><text:span text:style-name="T29"/></text:p>
      <text:p text:style-name="P42"><text:soft-page-break/><text:span text:style-name="T29">Leer Palabra</text:span> → <text:span text:style-name="T29">leerPalabra</text:span></text:p>
      <text:p text:style-name="P56"><text:span text:style-name="T29">Este procedimiento lee palabras desde un archivo caracter por caracter, deteniendose en un caracter de espacio o salto de linea.</text:span></text:p>
      <text:p text:style-name="P55"><text:span text:style-name="T28"/></text:p>
      <text:p text:style-name="P42"><text:span text:style-name="T29">Indice</text:span> → <text:span text:style-name="T29">Indice</text:span></text:p>
      <text:p text:style-name="P56"><text:span text:style-name="T29">Funcion que toma strings que lee de un archivo y les da un ordinal para poderlos asignar a las variables.</text:span></text:p>
      <text:p text:style-name="P55"><text:span text:style-name="T28"/></text:p>
      <text:p text:style-name="P42"><text:span text:style-name="T29">Numero de Computadoras</text:span> → <text:span text:style-name="T29">NComputadoras</text:span></text:p>
      <text:p text:style-name="P56"><text:span text:style-name="T29">Procedimiento que permite al usuario ingresar el numero de computadoras contra las que desea jugar.</text:span></text:p>
      <text:p text:style-name="P55"><text:span text:style-name="T28"/></text:p>
      <text:p text:style-name="P46"><text:span text:style-name="T29">Swap</text:span> → <text:span text:style-name="T29">Swap</text:span></text:p>
      <text:p text:style-name="P59"><text:span text:style-name="T29">Procedimiento que intercambia el valor de dos variables de tipo entero.</text:span></text:p>
      <text:p text:style-name="P55"><text:span text:style-name="T28"/></text:p>
      <text:p text:style-name="P46"><text:span text:style-name="T29">Swap Descarte</text:span> → <text:span text:style-name="T29">Swap_descarte</text:span></text:p>
      <text:p text:style-name="P59"><text:span text:style-name="T29">Procedimiento que intercambia dos variables de tipo pha (todas las cartas del juego)</text:span></text:p>
      <text:p text:style-name="P55"><text:span text:style-name="T28"/></text:p>
      <text:p text:style-name="P46">Valor Absoluto → VA</text:p>
      <text:p text:style-name="P59"><text:span text:style-name="T28">Funcion que obtiene un entero y devuelve su valor absoluto.</text:span></text:p>
      <text:p text:style-name="P55"><text:span text:style-name="T28"/></text:p>
      <text:p text:style-name="P43"><text:span text:style-name="T29">Swap</text:span><text:span text:style-name="T14"> → </text:span><text:span text:style-name="T29">Swap</text:span></text:p>
      <text:p text:style-name="P62"><text:span text:style-name="T29">Procedimiento que intercambia el valor de dos variables de tipo entero.</text:span></text:p>
      <text:p text:style-name="P55"><text:span text:style-name="T28"/></text:p>
      <text:p text:style-name="P46"><text:span text:style-name="T29">Swap</text:span> → <text:span text:style-name="T29">Swap</text:span></text:p>
      <text:p text:style-name="P59"><text:span text:style-name="T29">Procedimiento que intercambia el valor de dos variables de tipo entero.</text:span></text:p>
      <text:p text:style-name="P55"><text:span text:style-name="T28"/></text:p>
      <text:p text:style-name="P41"><text:span text:style-name="T28">Decision </text:span>→ <text:span text:style-name="T28">Decision</text:span></text:p>
      <text:p text:style-name="P55"><text:span text:style-name="T28">Procedimiento que permite al usuario tomar decisiones entre la opcion “si” o la opcion “no”.</text:span></text:p>
      <text:p text:style-name="P1"/>
      <text:p text:style-name="P15"><text:span text:style-name="T30">Asigna Cartas</text:span> → <text:span text:style-name="T13">Asigna</text:span><text:span text:style-name="T30">r</text:span><text:span text:style-name="T13">Cartas</text:span></text:p>
      <text:p text:style-name="P6">Proceso que elije <text:span text:style-name="T30">las cartas de</text:span> arma, <text:span text:style-name="T30">habitacion</text:span> y <text:span text:style-name="T30">personaje que van al sobre</text:span> <text:span text:style-name="T30">y reparte las demas cartas a los jugadores.</text:span></text:p>
      <text:p text:style-name="P15"><text:span text:style-name="T18"/></text:p>
      <text:p text:style-name="P16"><text:span text:style-name="T18">Aleatorio</text:span><text:span text:style-name="T3"> → </text:span><text:span text:style-name="T18">Aleatorio</text:span></text:p>
      <text:p text:style-name="P10">Funcion que genera numeros aleatorios en un rango dado</text:p>
      <text:p text:style-name="P1"/>
      <text:p text:style-name="P17"><text:span text:style-name="T13"/></text:p>
      <text:p text:style-name="P17"><text:span text:style-name="T13"/></text:p>
      <text:p text:style-name="P17"><text:soft-page-break/><text:span text:style-name="T13">Asignacion de los Jugadores</text:span> → <text:span text:style-name="T13"><text:s/>SeleccionPersonaje</text:span></text:p>
      <text:p text:style-name="P6">Este procedimiento permite al usuario seleccionar un personaje y asigna a las computadoras los demas.</text:p>
      <text:p text:style-name="P6"/>
      <text:p text:style-name="P47"><text:span text:style-name="T30">Guardar</text:span> → <text:span text:style-name="T30">Guardar</text:span></text:p>
      <text:p text:style-name="P60"><text:span text:style-name="T29">Procedimiento que </text:span><text:span text:style-name="T30">escribe las variables principales a un archivo al final de cada turno para retomar una partida luego.</text:span></text:p>
      <text:p text:style-name="P1"/>
      <text:p text:style-name="P23">Mover en el Tablero<text:span text:style-name="T2"> → Mover</text:span></text:p>
      <text:p text:style-name="P6">Procedimiento que <text:span text:style-name="T30">presenta las habitaciones alcanzables segun un numero ramdon dado entre el 1 y el 6 para cada usuario.</text:span></text:p>
      <text:p text:style-name="P6"/>
      <text:p text:style-name="P21">Calculo de Distancia → Distancia</text:p>
      <text:p text:style-name="P11">Procedimiento que utiliza lo que saco el usuario en el dado para calcular las habitaciones alcanzables.</text:p>
      <text:p text:style-name="P11"/>
      <text:p text:style-name="P23"><text:span text:style-name="T16">Usuario </text:span>Sospecha <text:span text:style-name="T16">→Sospecha_usuario</text:span></text:p>
      <text:p text:style-name="P6">Procedimiento que permite al usuario hacer una sospecha elijiendo un arma, un personaje y su habitacion actual.</text:p>
      <text:p text:style-name="P22"/>
      <text:p text:style-name="P18"><text:span text:style-name="T7">Computadora </text:span>Sospecha <text:span text:style-name="T7">→</text:span><text:span text:style-name="T14">S</text:span><text:span text:style-name="T7">ospecha_computadora</text:span></text:p>
      <text:p text:style-name="P7">Procedimiento que permite al usuario hacer una sospecha eli<text:span text:style-name="T11">g</text:span>iendo un arma, un personaje y su habitacion actual.</text:p>
      <text:p text:style-name="P1"/>
      <text:p text:style-name="P15">Mover Sospechoso → MoverSospechoso</text:p>
      <text:p text:style-name="P6">Procedimiento que mueve al sospechoso al cuarto donde se encuentra el jugador que realiza la sospecha <text:span text:style-name="T14">o una acusacion</text:span>.</text:p>
      <text:p text:style-name="P1"/>
      <text:p text:style-name="P49"><text:span text:style-name="T38">Descarte </text:span>→ <text:span text:style-name="T38">Descarte*</text:span></text:p>
      <text:p text:style-name="P62"><text:span text:style-name="T38">Procedimiento que hace descartes de sospechas realizadas y de cartas refutadas.</text:span></text:p>
      <text:p text:style-name="P62"><text:span text:style-name="T29"/></text:p>
      <text:p text:style-name="P15">Refutar → Refutar<text:span text:style-name="T18">{Usuario,Computadora}</text:span></text:p>
      <text:p text:style-name="P6">Procedimiento en el cual obliga al primer usuario que posea una carta y este despues del jugador a ensenarsela para invalidar la sospecha.</text:p>
      <text:p text:style-name="P1"/>
      <text:p text:style-name="P19"><text:span text:style-name="T8">Usuario </text:span>Acusa → <text:span text:style-name="T9">Acusacion_usuario</text:span></text:p>
      <text:p text:style-name="P6">Procedimiento que permite al usuario acusar a una tripleta (Personaje, Habitacion, Arma) de haber realizado el crimen.</text:p>
      <text:p text:style-name="P2"/>
      <text:p text:style-name="P19"><text:soft-page-break/><text:span text:style-name="T8">Computadora Acusa</text:span> → <text:span text:style-name="T9">Acusacion_computadora</text:span></text:p>
      <text:p text:style-name="P8">Procedimiento que permite <text:span text:style-name="T11">a la computadora </text:span>acusar a una tripleta (Personaje, Habitacion, Arma) de haber realizado el crimen.</text:p>
      <text:p text:style-name="P15"/>
      <text:p text:style-name="P14">Eliminar Jugador → Eliminar</text:p>
      <text:p text:style-name="P6">Procedimiento que verifica las acusaciones de <text:span text:style-name="T11">los jugadores</text:span> para eliminarl<text:span text:style-name="T11">o</text:span>s del juego.</text:p>
      <text:p text:style-name="P1"/>
      <text:p text:style-name="P47"><text:span text:style-name="T30">Repartir Eliminado</text:span> →<text:span text:style-name="T30">RepartirEliminado</text:span></text:p>
      <text:p text:style-name="P60"><text:span text:style-name="T30">Procedimiento que </text:span><text:span text:style-name="T36">reparte las cartas de un jugador que realizo una acusacion incorrecta.</text:span></text:p>
      <text:p text:style-name="P15"/>
      <text:p text:style-name="P48"><text:span text:style-name="T36">Chequeo</text:span><text:span text:style-name="T37"> de Cartas</text:span> → <text:span text:style-name="T37">Chequeo_cartas</text:span></text:p>
      <text:p text:style-name="P61"><text:span text:style-name="T37">Procedimiento que busca en las cartas de las manos de jos jugadores para ver cual carta debe refutar una sospecha.</text:span></text:p>
      <text:p text:style-name="P15"/>
      <text:p text:style-name="P15">Fin <text:span text:style-name="T12">del Juego → Fin</text:span></text:p>
      <text:p text:style-name="P6">Procedimiento que checkea por el fin del juego <text:span text:style-name="T19">(Falta de computadoras, sospecha correcta de algun jugador o sospecha erronea del usuario) </text:span>. </text:p>
      <text:p text:style-name="P1"/>
      <text:p text:style-name="P20"><text:span text:style-name="T20">Turno</text:span><text:span text:style-name="T12"> → </text:span><text:span text:style-name="T20">Turno</text:span></text:p>
      <text:p text:style-name="P12">Procedimiento que llama a todos los procedimientos necesarios para completar el turno de un jugador, diferenciando el usuario de la computadora.</text:p>
      <text:p text:style-name="P15"/>
      <text:p text:style-name="P23"><text:span text:style-name="T2">Despedida </text:span>→ <text:span text:style-name="T16">Despedida</text:span></text:p>
      <text:p text:style-name="P58"><text:bookmark-start text:name="__DdeLink__4_1166651822"/>Procedimiento que informa en que turno se consiguieron los hechos y agradece al usuario por jugar.<text:bookmark-end text:name="__DdeLink__4_1166651822"/></text:p>
      <text:p text:style-name="P58"/>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arial1" svg:font-family="arial, 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3-10T10:39:57</meta:creation-date>
    <dc:date>2013-04-01T15:13:07</dc:date>
    <meta:editing-duration>PT11H25M14S</meta:editing-duration>
    <meta:editing-cycles>9</meta:editing-cycles>
    <meta:generator>OpenOffice.org/3.2$Linux OpenOffice.org_project/320m19$Build-9505</meta:generator>
    <meta:document-statistic meta:table-count="0" meta:image-count="1" meta:object-count="0" meta:page-count="8" meta:paragraph-count="119" meta:word-count="1261" meta:character-count="8166"/>
  </office:meta>
</office:document-meta>
</file>